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65in"/>
    </style:style>
    <style:style style:name="co3" style:family="table-column">
      <style:table-column-properties fo:break-before="auto" style:column-width="1.3398in"/>
    </style:style>
    <style:style style:name="co4" style:family="table-column">
      <style:table-column-properties fo:break-before="auto" style:column-width="1.9835in"/>
    </style:style>
    <style:style style:name="co5" style:family="table-column">
      <style:table-column-properties fo:break-before="auto" style:column-width="1.5008in"/>
    </style:style>
    <style:style style:name="co6" style:family="table-column">
      <style:table-column-properties fo:break-before="auto" style:column-width="1.4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1" table:default-cell-style-name="ce2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Label</text:p>
          </table:table-cell>
          <table:table-cell table:style-name="Default" office:value-type="string" calcext:value-type="string">
            <text:p>Interval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Eccentricity</text:p>
          </table:table-cell>
          <table:table-cell table:style-name="Default" office:value-type="string" calcext:value-type="string">
            <text:p>Closeness Centrality</text:p>
          </table:table-cell>
          <table:table-cell table:style-name="Default" office:value-type="string" calcext:value-type="string">
            <text:p>Harmonic Closeness Centrality</text:p>
          </table:table-cell>
          <table:table-cell table:style-name="Default" office:value-type="string" calcext:value-type="string">
            <text:p>Betweeness Centrality</text:p>
          </table:table-cell>
          <table:table-cell table:style-name="Default" office:value-type="string" calcext:value-type="string">
            <text:p>Eigenvector Centrality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ivern_admin</text:p>
          </table:table-cell>
          <table:table-cell office:value-type="float" office:value="4" calcext:value-type="float">
            <text:p>4</text:p>
          </table:table-cell>
          <table:table-cell office:value-type="float" office:value="0.593119810201661" calcext:value-type="float">
            <text:p>0.5931198102</text:p>
          </table:table-cell>
          <table:table-cell office:value-type="float" office:value="0.680666666666669" calcext:value-type="float">
            <text:p>0.6806666667</text:p>
          </table:table-cell>
          <table:table-cell office:value-type="float" office:value="161591.568521639" calcext:value-type="float">
            <text:p>161591.5685216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/>
          <table:table-cell office:value-type="string" calcext:value-type="string">
            <text:p>AleaActaEst</text:p>
          </table:table-cell>
          <table:table-cell office:value-type="float" office:value="4" calcext:value-type="float">
            <text:p>4</text:p>
          </table:table-cell>
          <table:table-cell office:value-type="float" office:value="0.564546480993602" calcext:value-type="float">
            <text:p>0.564546481</text:p>
          </table:table-cell>
          <table:table-cell office:value-type="float" office:value="0.62638888888889" calcext:value-type="float">
            <text:p>0.6263888889</text:p>
          </table:table-cell>
          <table:table-cell office:value-type="float" office:value="63005.8002632947" calcext:value-type="float">
            <text:p>63005.8002632947</text:p>
          </table:table-cell>
          <table:table-cell office:value-type="float" office:value="0.88960173062361" calcext:value-type="float">
            <text:p>0.889601730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Luca</text:p>
          </table:table-cell>
          <table:table-cell office:value-type="float" office:value="3" calcext:value-type="float">
            <text:p>3</text:p>
          </table:table-cell>
          <table:table-cell office:value-type="float" office:value="0.553301364810033" calcext:value-type="float">
            <text:p>0.5533013648</text:p>
          </table:table-cell>
          <table:table-cell office:value-type="float" office:value="0.611666666666668" calcext:value-type="float">
            <text:p>0.6116666667</text:p>
          </table:table-cell>
          <table:table-cell office:value-type="float" office:value="53015.0612511147" calcext:value-type="float">
            <text:p>53015.0612511147</text:p>
          </table:table-cell>
          <table:table-cell office:value-type="float" office:value="0.837263174144865" calcext:value-type="float">
            <text:p>0.8372631741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/>
          <table:table-cell office:value-type="string" calcext:value-type="string">
            <text:p>mess</text:p>
          </table:table-cell>
          <table:table-cell office:value-type="float" office:value="4" calcext:value-type="float">
            <text:p>4</text:p>
          </table:table-cell>
          <table:table-cell office:value-type="float" office:value="0.545454545454545" calcext:value-type="float">
            <text:p>0.5454545455</text:p>
          </table:table-cell>
          <table:table-cell office:value-type="float" office:value="0.608111111111113" calcext:value-type="float">
            <text:p>0.6081111111</text:p>
          </table:table-cell>
          <table:table-cell office:value-type="float" office:value="72153.591424933" calcext:value-type="float">
            <text:p>72153.591424933</text:p>
          </table:table-cell>
          <table:table-cell office:value-type="float" office:value="0.756054696766188" calcext:value-type="float">
            <text:p>0.7560546968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/>
          <table:table-cell office:value-type="string" calcext:value-type="string">
            <text:p>TAG</text:p>
          </table:table-cell>
          <table:table-cell office:value-type="float" office:value="4" calcext:value-type="float">
            <text:p>4</text:p>
          </table:table-cell>
          <table:table-cell office:value-type="float" office:value="0.541125541125541" calcext:value-type="float">
            <text:p>0.5411255411</text:p>
          </table:table-cell>
          <table:table-cell office:value-type="float" office:value="0.600111111111113" calcext:value-type="float">
            <text:p>0.6001111111</text:p>
          </table:table-cell>
          <table:table-cell office:value-type="float" office:value="44272.5311319994" calcext:value-type="float">
            <text:p>44272.5311319994</text:p>
          </table:table-cell>
          <table:table-cell office:value-type="float" office:value="0.808130655823919" calcext:value-type="float">
            <text:p>0.8081306558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/>
          <table:table-cell office:value-type="string" calcext:value-type="string">
            <text:p>argolite</text:p>
          </table:table-cell>
          <table:table-cell office:value-type="float" office:value="4" calcext:value-type="float">
            <text:p>4</text:p>
          </table:table-cell>
          <table:table-cell office:value-type="float" office:value="0.539180445722502" calcext:value-type="float">
            <text:p>0.5391804457</text:p>
          </table:table-cell>
          <table:table-cell office:value-type="float" office:value="0.596333333333335" calcext:value-type="float">
            <text:p>0.5963333333</text:p>
          </table:table-cell>
          <table:table-cell office:value-type="float" office:value="30578.8090562033" calcext:value-type="float">
            <text:p>30578.8090562033</text:p>
          </table:table-cell>
          <table:table-cell office:value-type="float" office:value="0.818553341011205" calcext:value-type="float">
            <text:p>0.818553341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/>
          <table:table-cell office:value-type="string" calcext:value-type="string">
            <text:p>real_vg</text:p>
          </table:table-cell>
          <table:table-cell office:value-type="float" office:value="4" calcext:value-type="float">
            <text:p>4</text:p>
          </table:table-cell>
          <table:table-cell office:value-type="float" office:value="0.526685393258427" calcext:value-type="float">
            <text:p>0.5266853933</text:p>
          </table:table-cell>
          <table:table-cell office:value-type="float" office:value="0.58827777777778" calcext:value-type="float">
            <text:p>0.5882777778</text:p>
          </table:table-cell>
          <table:table-cell office:value-type="float" office:value="43226.6165662112" calcext:value-type="float">
            <text:p>43226.6165662112</text:p>
          </table:table-cell>
          <table:table-cell office:value-type="float" office:value="0.73989368141022" calcext:value-type="float">
            <text:p>0.7398936814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/>
          <table:table-cell office:value-type="string" calcext:value-type="string">
            <text:p>d000hg</text:p>
          </table:table-cell>
          <table:table-cell office:value-type="float" office:value="4" calcext:value-type="float">
            <text:p>4</text:p>
          </table:table-cell>
          <table:table-cell office:value-type="float" office:value="0.528541226215645" calcext:value-type="float">
            <text:p>0.5285412262</text:p>
          </table:table-cell>
          <table:table-cell office:value-type="float" office:value="0.584944444444446" calcext:value-type="float">
            <text:p>0.5849444444</text:p>
          </table:table-cell>
          <table:table-cell office:value-type="float" office:value="24785.0349878064" calcext:value-type="float">
            <text:p>24785.0349878064</text:p>
          </table:table-cell>
          <table:table-cell office:value-type="float" office:value="0.791585746960002" calcext:value-type="float">
            <text:p>0.791585747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/>
          <table:table-cell office:value-type="string" calcext:value-type="string">
            <text:p>enefem21</text:p>
          </table:table-cell>
          <table:table-cell office:value-type="float" office:value="4" calcext:value-type="float">
            <text:p>4</text:p>
          </table:table-cell>
          <table:table-cell office:value-type="float" office:value="0.510551395507148" calcext:value-type="float">
            <text:p>0.5105513955</text:p>
          </table:table-cell>
          <table:table-cell office:value-type="float" office:value="0.560777777777781" calcext:value-type="float">
            <text:p>0.5607777778</text:p>
          </table:table-cell>
          <table:table-cell office:value-type="float" office:value="13962.4739083003" calcext:value-type="float">
            <text:p>13962.4739083003</text:p>
          </table:table-cell>
          <table:table-cell office:value-type="float" office:value="0.671696735469595" calcext:value-type="float">
            <text:p>0.6716967355</text:p>
          </table:table-cell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/>
          <table:table-cell office:value-type="string" calcext:value-type="string">
            <text:p>VolodymyrK</text:p>
          </table:table-cell>
          <table:table-cell office:value-type="float" office:value="4" calcext:value-type="float">
            <text:p>4</text:p>
          </table:table-cell>
          <table:table-cell office:value-type="float" office:value="0.522466039707419" calcext:value-type="float">
            <text:p>0.5224660397</text:p>
          </table:table-cell>
          <table:table-cell office:value-type="float" office:value="0.572388888888891" calcext:value-type="float">
            <text:p>0.5723888889</text:p>
          </table:table-cell>
          <table:table-cell office:value-type="float" office:value="60457.9081288591" calcext:value-type="float">
            <text:p>60457.9081288591</text:p>
          </table:table-cell>
          <table:table-cell office:value-type="float" office:value="0.541422875356243" calcext:value-type="float">
            <text:p>0.5414228754</text:p>
          </table:table-cell>
        </table:table-row>
        <table:table-row table:style-name="ro1">
          <table:table-cell table:number-columns-repeated="2" office:value-type="float" office:value="132" calcext:value-type="float">
            <text:p>132</text:p>
          </table:table-cell>
          <table:table-cell/>
          <table:table-cell office:value-type="string" calcext:value-type="string">
            <text:p>elkhawajah</text:p>
          </table:table-cell>
          <table:table-cell office:value-type="float" office:value="4" calcext:value-type="float">
            <text:p>4</text:p>
          </table:table-cell>
          <table:table-cell office:value-type="float" office:value="0.527240773286467" calcext:value-type="float">
            <text:p>0.5272407733</text:p>
          </table:table-cell>
          <table:table-cell office:value-type="float" office:value="0.57227777777778" calcext:value-type="float">
            <text:p>0.5722777778</text:p>
          </table:table-cell>
          <table:table-cell office:value-type="float" office:value="33626.1190436529" calcext:value-type="float">
            <text:p>33626.1190436529</text:p>
          </table:table-cell>
          <table:table-cell office:value-type="float" office:value="0.655419379365314" calcext:value-type="float">
            <text:p>0.6554193794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/>
          <table:table-cell office:value-type="string" calcext:value-type="string">
            <text:p>sql_lall</text:p>
          </table:table-cell>
          <table:table-cell office:value-type="float" office:value="4" calcext:value-type="float">
            <text:p>4</text:p>
          </table:table-cell>
          <table:table-cell office:value-type="float" office:value="0.491964578550344" calcext:value-type="float">
            <text:p>0.4919645786</text:p>
          </table:table-cell>
          <table:table-cell office:value-type="float" office:value="0.537888888888893" calcext:value-type="float">
            <text:p>0.5378888889</text:p>
          </table:table-cell>
          <table:table-cell office:value-type="float" office:value="9442.199009399" calcext:value-type="float">
            <text:p>9442.199009399</text:p>
          </table:table-cell>
          <table:table-cell office:value-type="float" office:value="0.551471712838846" calcext:value-type="float">
            <text:p>0.5514717128</text:p>
          </table:table-cell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/>
          <table:table-cell office:value-type="string" calcext:value-type="string">
            <text:p>cyberjag</text:p>
          </table:table-cell>
          <table:table-cell office:value-type="float" office:value="4" calcext:value-type="float">
            <text:p>4</text:p>
          </table:table-cell>
          <table:table-cell office:value-type="float" office:value="0.50284948038887" calcext:value-type="float">
            <text:p>0.5028494804</text:p>
          </table:table-cell>
          <table:table-cell office:value-type="float" office:value="0.546111111111114" calcext:value-type="float">
            <text:p>0.5461111111</text:p>
          </table:table-cell>
          <table:table-cell office:value-type="float" office:value="16142.2042625882" calcext:value-type="float">
            <text:p>16142.2042625882</text:p>
          </table:table-cell>
          <table:table-cell office:value-type="float" office:value="0.585761777536539" calcext:value-type="float">
            <text:p>0.5857617775</text:p>
          </table:table-cell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/>
          <table:table-cell office:value-type="string" calcext:value-type="string">
            <text:p>ShindouHikaru</text:p>
          </table:table-cell>
          <table:table-cell office:value-type="float" office:value="4" calcext:value-type="float">
            <text:p>4</text:p>
          </table:table-cell>
          <table:table-cell office:value-type="float" office:value="0.496360026472535" calcext:value-type="float">
            <text:p>0.4963600265</text:p>
          </table:table-cell>
          <table:table-cell office:value-type="float" office:value="0.539055555555558" calcext:value-type="float">
            <text:p>0.5390555556</text:p>
          </table:table-cell>
          <table:table-cell office:value-type="float" office:value="15361.5816048185" calcext:value-type="float">
            <text:p>15361.5816048185</text:p>
          </table:table-cell>
          <table:table-cell office:value-type="float" office:value="0.514197258670911" calcext:value-type="float">
            <text:p>0.5141972587</text:p>
          </table:table-cell>
        </table:table-row>
        <table:table-row table:style-name="ro1">
          <table:table-cell table:number-columns-repeated="2" office:value-type="float" office:value="110" calcext:value-type="float">
            <text:p>110</text:p>
          </table:table-cell>
          <table:table-cell/>
          <table:table-cell office:value-type="string" calcext:value-type="string">
            <text:p>Orange_Cloud</text:p>
          </table:table-cell>
          <table:table-cell office:value-type="float" office:value="4" calcext:value-type="float">
            <text:p>4</text:p>
          </table:table-cell>
          <table:table-cell office:value-type="float" office:value="0.507614213197969" calcext:value-type="float">
            <text:p>0.5076142132</text:p>
          </table:table-cell>
          <table:table-cell office:value-type="float" office:value="0.554333333333336" calcext:value-type="float">
            <text:p>0.5543333333</text:p>
          </table:table-cell>
          <table:table-cell office:value-type="float" office:value="18978.1701373552" calcext:value-type="float">
            <text:p>18978.1701373552</text:p>
          </table:table-cell>
          <table:table-cell office:value-type="float" office:value="0.63123228130036" calcext:value-type="float">
            <text:p>0.6312322813</text:p>
          </table:table-cell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/>
          <table:table-cell office:value-type="string" calcext:value-type="string">
            <text:p>romanoTC</text:p>
          </table:table-cell>
          <table:table-cell office:value-type="float" office:value="4" calcext:value-type="float">
            <text:p>4</text:p>
          </table:table-cell>
          <table:table-cell office:value-type="float" office:value="0.504032258064516" calcext:value-type="float">
            <text:p>0.5040322581</text:p>
          </table:table-cell>
          <table:table-cell office:value-type="float" office:value="0.548388888888891" calcext:value-type="float">
            <text:p>0.5483888889</text:p>
          </table:table-cell>
          <table:table-cell office:value-type="float" office:value="18483.9983240658" calcext:value-type="float">
            <text:p>18483.9983240658</text:p>
          </table:table-cell>
          <table:table-cell office:value-type="float" office:value="0.607066776890144" calcext:value-type="float">
            <text:p>0.6070667769</text:p>
          </table:table-cell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/>
          <table:table-cell office:value-type="string" calcext:value-type="string">
            <text:p>dfn</text:p>
          </table:table-cell>
          <table:table-cell office:value-type="float" office:value="4" calcext:value-type="float">
            <text:p>4</text:p>
          </table:table-cell>
          <table:table-cell office:value-type="float" office:value="0.489715964740451" calcext:value-type="float">
            <text:p>0.4897159647</text:p>
          </table:table-cell>
          <table:table-cell office:value-type="float" office:value="0.529388888888892" calcext:value-type="float">
            <text:p>0.5293888889</text:p>
          </table:table-cell>
          <table:table-cell office:value-type="float" office:value="6785.89761842975" calcext:value-type="float">
            <text:p>6785.8976184298</text:p>
          </table:table-cell>
          <table:table-cell office:value-type="float" office:value="0.520053649979388" calcext:value-type="float">
            <text:p>0.52005365</text:p>
          </table:table-cell>
        </table:table-row>
        <table:table-row table:style-name="ro1">
          <table:table-cell table:number-columns-repeated="2" office:value-type="float" office:value="139" calcext:value-type="float">
            <text:p>139</text:p>
          </table:table-cell>
          <table:table-cell/>
          <table:table-cell office:value-type="string" calcext:value-type="string">
            <text:p>mohamede1945</text:p>
          </table:table-cell>
          <table:table-cell office:value-type="float" office:value="4" calcext:value-type="float">
            <text:p>4</text:p>
          </table:table-cell>
          <table:table-cell office:value-type="float" office:value="0.51510989010989" calcext:value-type="float">
            <text:p>0.5151098901</text:p>
          </table:table-cell>
          <table:table-cell office:value-type="float" office:value="0.556388888888891" calcext:value-type="float">
            <text:p>0.5563888889</text:p>
          </table:table-cell>
          <table:table-cell office:value-type="float" office:value="22167.6077645086" calcext:value-type="float">
            <text:p>22167.6077645086</text:p>
          </table:table-cell>
          <table:table-cell office:value-type="float" office:value="0.557343869296782" calcext:value-type="float">
            <text:p>0.5573438693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kurtrips</text:p>
          </table:table-cell>
          <table:table-cell office:value-type="float" office:value="4" calcext:value-type="float">
            <text:p>4</text:p>
          </table:table-cell>
          <table:table-cell office:value-type="float" office:value="0.493745885450955" calcext:value-type="float">
            <text:p>0.4937458855</text:p>
          </table:table-cell>
          <table:table-cell office:value-type="float" office:value="0.529944444444447" calcext:value-type="float">
            <text:p>0.5299444444</text:p>
          </table:table-cell>
          <table:table-cell office:value-type="float" office:value="3566.98026373995" calcext:value-type="float">
            <text:p>3566.98026374</text:p>
          </table:table-cell>
          <table:table-cell office:value-type="float" office:value="0.530439054930733" calcext:value-type="float">
            <text:p>0.5304390549</text:p>
          </table:table-cell>
        </table:table-row>
        <table:table-row table:style-name="ro1">
          <table:table-cell table:number-columns-repeated="2" office:value-type="float" office:value="94" calcext:value-type="float">
            <text:p>94</text:p>
          </table:table-cell>
          <table:table-cell/>
          <table:table-cell office:value-type="string" calcext:value-type="string">
            <text:p>qiucx0161</text:p>
          </table:table-cell>
          <table:table-cell office:value-type="float" office:value="4" calcext:value-type="float">
            <text:p>4</text:p>
          </table:table-cell>
          <table:table-cell office:value-type="float" office:value="0.491964578550344" calcext:value-type="float">
            <text:p>0.4919645786</text:p>
          </table:table-cell>
          <table:table-cell office:value-type="float" office:value="0.532388888888892" calcext:value-type="float">
            <text:p>0.5323888889</text:p>
          </table:table-cell>
          <table:table-cell office:value-type="float" office:value="6551.5910334686" calcext:value-type="float">
            <text:p>6551.5910334686</text:p>
          </table:table-cell>
          <table:table-cell office:value-type="float" office:value="0.510772316051442" calcext:value-type="float">
            <text:p>0.5107723161</text:p>
          </table:table-cell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  <table:table-cell/>
          <table:table-cell office:value-type="string" calcext:value-type="string">
            <text:p>akinwale</text:p>
          </table:table-cell>
          <table:table-cell office:value-type="float" office:value="4" calcext:value-type="float">
            <text:p>4</text:p>
          </table:table-cell>
          <table:table-cell office:value-type="float" office:value="0.501336898395722" calcext:value-type="float">
            <text:p>0.5013368984</text:p>
          </table:table-cell>
          <table:table-cell office:value-type="float" office:value="0.535222222222224" calcext:value-type="float">
            <text:p>0.5352222222</text:p>
          </table:table-cell>
          <table:table-cell office:value-type="float" office:value="14316.1777542428" calcext:value-type="float">
            <text:p>14316.1777542428</text:p>
          </table:table-cell>
          <table:table-cell office:value-type="float" office:value="0.452713817441534" calcext:value-type="float">
            <text:p>0.4527138174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/>
          <table:table-cell office:value-type="string" calcext:value-type="string">
            <text:p>isv</text:p>
          </table:table-cell>
          <table:table-cell office:value-type="float" office:value="4" calcext:value-type="float">
            <text:p>4</text:p>
          </table:table-cell>
          <table:table-cell office:value-type="float" office:value="0.48480930833872" calcext:value-type="float">
            <text:p>0.4848093083</text:p>
          </table:table-cell>
          <table:table-cell office:value-type="float" office:value="0.521055555555559" calcext:value-type="float">
            <text:p>0.5210555556</text:p>
          </table:table-cell>
          <table:table-cell office:value-type="float" office:value="6564.81701203658" calcext:value-type="float">
            <text:p>6564.8170120366</text:p>
          </table:table-cell>
          <table:table-cell office:value-type="float" office:value="0.447398798836993" calcext:value-type="float">
            <text:p>0.4473987988</text:p>
          </table:table-cell>
        </table:table-row>
        <table:table-row table:style-name="ro1">
          <table:table-cell table:number-columns-repeated="2" office:value-type="float" office:value="133" calcext:value-type="float">
            <text:p>133</text:p>
          </table:table-cell>
          <table:table-cell/>
          <table:table-cell office:value-type="string" calcext:value-type="string">
            <text:p>fvillaf</text:p>
          </table:table-cell>
          <table:table-cell office:value-type="float" office:value="4" calcext:value-type="float">
            <text:p>4</text:p>
          </table:table-cell>
          <table:table-cell office:value-type="float" office:value="0.504710632570659" calcext:value-type="float">
            <text:p>0.5047106326</text:p>
          </table:table-cell>
          <table:table-cell office:value-type="float" office:value="0.542555555555558" calcext:value-type="float">
            <text:p>0.5425555556</text:p>
          </table:table-cell>
          <table:table-cell office:value-type="float" office:value="12703.4378732336" calcext:value-type="float">
            <text:p>12703.4378732336</text:p>
          </table:table-cell>
          <table:table-cell office:value-type="float" office:value="0.533092519935821" calcext:value-type="float">
            <text:p>0.5330925199</text:p>
          </table:table-cell>
        </table:table-row>
        <table:table-row table:style-name="ro1">
          <table:table-cell table:number-columns-repeated="2" office:value-type="float" office:value="164" calcext:value-type="float">
            <text:p>164</text:p>
          </table:table-cell>
          <table:table-cell/>
          <table:table-cell office:value-type="string" calcext:value-type="string">
            <text:p>dok</text:p>
          </table:table-cell>
          <table:table-cell office:value-type="float" office:value="4" calcext:value-type="float">
            <text:p>4</text:p>
          </table:table-cell>
          <table:table-cell office:value-type="float" office:value="0.485122897800776" calcext:value-type="float">
            <text:p>0.4851228978</text:p>
          </table:table-cell>
          <table:table-cell office:value-type="float" office:value="0.530277777777781" calcext:value-type="float">
            <text:p>0.5302777778</text:p>
          </table:table-cell>
          <table:table-cell office:value-type="float" office:value="13508.0304882411" calcext:value-type="float">
            <text:p>13508.0304882411</text:p>
          </table:table-cell>
          <table:table-cell office:value-type="float" office:value="0.491786743890444" calcext:value-type="float">
            <text:p>0.4917867439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/>
          <table:table-cell office:value-type="string" calcext:value-type="string">
            <text:p>bramandia</text:p>
          </table:table-cell>
          <table:table-cell office:value-type="float" office:value="4" calcext:value-type="float">
            <text:p>4</text:p>
          </table:table-cell>
          <table:table-cell office:value-type="float" office:value="0.483558994197292" calcext:value-type="float">
            <text:p>0.4835589942</text:p>
          </table:table-cell>
          <table:table-cell office:value-type="float" office:value="0.51627777777778" calcext:value-type="float">
            <text:p>0.5162777778</text:p>
          </table:table-cell>
          <table:table-cell office:value-type="float" office:value="3896.82035819374" calcext:value-type="float">
            <text:p>3896.8203581938</text:p>
          </table:table-cell>
          <table:table-cell office:value-type="float" office:value="0.448181400723964" calcext:value-type="float">
            <text:p>0.4481814007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/>
          <table:table-cell office:value-type="string" calcext:value-type="string">
            <text:p>shalinmangar</text:p>
          </table:table-cell>
          <table:table-cell office:value-type="float" office:value="4" calcext:value-type="float">
            <text:p>4</text:p>
          </table:table-cell>
          <table:table-cell office:value-type="float" office:value="0.466708151835719" calcext:value-type="float">
            <text:p>0.4667081518</text:p>
          </table:table-cell>
          <table:table-cell office:value-type="float" office:value="0.503111111111115" calcext:value-type="float">
            <text:p>0.5031111111</text:p>
          </table:table-cell>
          <table:table-cell office:value-type="float" office:value="5668.18706446735" calcext:value-type="float">
            <text:p>5668.1870644674</text:p>
          </table:table-cell>
          <table:table-cell office:value-type="float" office:value="0.385128955224855" calcext:value-type="float">
            <text:p>0.3851289552</text:p>
          </table:table-cell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/>
          <table:table-cell office:value-type="string" calcext:value-type="string">
            <text:p>j3_guile</text:p>
          </table:table-cell>
          <table:table-cell office:value-type="float" office:value="4" calcext:value-type="float">
            <text:p>4</text:p>
          </table:table-cell>
          <table:table-cell office:value-type="float" office:value="0.491480996068152" calcext:value-type="float">
            <text:p>0.4914809961</text:p>
          </table:table-cell>
          <table:table-cell office:value-type="float" office:value="0.523500000000003" calcext:value-type="float">
            <text:p>0.5235</text:p>
          </table:table-cell>
          <table:table-cell office:value-type="float" office:value="6913.96805238035" calcext:value-type="float">
            <text:p>6913.9680523804</text:p>
          </table:table-cell>
          <table:table-cell office:value-type="float" office:value="0.421171768045681" calcext:value-type="float">
            <text:p>0.421171768</text:p>
          </table:table-cell>
        </table:table-row>
        <table:table-row table:style-name="ro1">
          <table:table-cell table:number-columns-repeated="2" office:value-type="float" office:value="107" calcext:value-type="float">
            <text:p>107</text:p>
          </table:table-cell>
          <table:table-cell/>
          <table:table-cell office:value-type="string" calcext:value-type="string">
            <text:p>AdamSelene</text:p>
          </table:table-cell>
          <table:table-cell office:value-type="float" office:value="4" calcext:value-type="float">
            <text:p>4</text:p>
          </table:table-cell>
          <table:table-cell office:value-type="float" office:value="0.489077274209325" calcext:value-type="float">
            <text:p>0.4890772742</text:p>
          </table:table-cell>
          <table:table-cell office:value-type="float" office:value="0.525444444444447" calcext:value-type="float">
            <text:p>0.5254444444</text:p>
          </table:table-cell>
          <table:table-cell office:value-type="float" office:value="11984.9688516186" calcext:value-type="float">
            <text:p>11984.9688516186</text:p>
          </table:table-cell>
          <table:table-cell office:value-type="float" office:value="0.500869542058965" calcext:value-type="float">
            <text:p>0.5008695421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/>
          <table:table-cell office:value-type="string" calcext:value-type="string">
            <text:p>cnettel</text:p>
          </table:table-cell>
          <table:table-cell office:value-type="float" office:value="4" calcext:value-type="float">
            <text:p>4</text:p>
          </table:table-cell>
          <table:table-cell office:value-type="float" office:value="0.469924812030075" calcext:value-type="float">
            <text:p>0.469924812</text:p>
          </table:table-cell>
          <table:table-cell office:value-type="float" office:value="0.506777777777781" calcext:value-type="float">
            <text:p>0.5067777778</text:p>
          </table:table-cell>
          <table:table-cell office:value-type="float" office:value="4827.31640153744" calcext:value-type="float">
            <text:p>4827.3164015374</text:p>
          </table:table-cell>
          <table:table-cell office:value-type="float" office:value="0.389399859662889" calcext:value-type="float">
            <text:p>0.3893998597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/>
          <table:table-cell office:value-type="string" calcext:value-type="string">
            <text:p>delemach</text:p>
          </table:table-cell>
          <table:table-cell office:value-type="float" office:value="4" calcext:value-type="float">
            <text:p>4</text:p>
          </table:table-cell>
          <table:table-cell office:value-type="float" office:value="0.469336670838548" calcext:value-type="float">
            <text:p>0.4693366708</text:p>
          </table:table-cell>
          <table:table-cell office:value-type="float" office:value="0.500444444444448" calcext:value-type="float">
            <text:p>0.5004444444</text:p>
          </table:table-cell>
          <table:table-cell office:value-type="float" office:value="7625.60202639363" calcext:value-type="float">
            <text:p>7625.6020263936</text:p>
          </table:table-cell>
          <table:table-cell office:value-type="float" office:value="0.312211652088764" calcext:value-type="float">
            <text:p>0.3122116521</text:p>
          </table:table-cell>
        </table:table-row>
        <table:table-row table:style-name="ro1">
          <table:table-cell table:number-columns-repeated="2" office:value-type="float" office:value="114" calcext:value-type="float">
            <text:p>114</text:p>
          </table:table-cell>
          <table:table-cell/>
          <table:table-cell office:value-type="string" calcext:value-type="string">
            <text:p>fabrizyo</text:p>
          </table:table-cell>
          <table:table-cell office:value-type="float" office:value="4" calcext:value-type="float">
            <text:p>4</text:p>
          </table:table-cell>
          <table:table-cell office:value-type="float" office:value="0.487963565387118" calcext:value-type="float">
            <text:p>0.4879635654</text:p>
          </table:table-cell>
          <table:table-cell office:value-type="float" office:value="0.522388888888892" calcext:value-type="float">
            <text:p>0.5223888889</text:p>
          </table:table-cell>
          <table:table-cell office:value-type="float" office:value="6299.51235681759" calcext:value-type="float">
            <text:p>6299.5123568176</text:p>
          </table:table-cell>
          <table:table-cell office:value-type="float" office:value="0.489269786706172" calcext:value-type="float">
            <text:p>0.4892697867</text:p>
          </table:table-cell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/>
          <table:table-cell office:value-type="string" calcext:value-type="string">
            <text:p>Sky_</text:p>
          </table:table-cell>
          <table:table-cell office:value-type="float" office:value="4" calcext:value-type="float">
            <text:p>4</text:p>
          </table:table-cell>
          <table:table-cell office:value-type="float" office:value="0.446960667461263" calcext:value-type="float">
            <text:p>0.4469606675</text:p>
          </table:table-cell>
          <table:table-cell office:value-type="float" office:value="0.483277777777782" calcext:value-type="float">
            <text:p>0.4832777778</text:p>
          </table:table-cell>
          <table:table-cell office:value-type="float" office:value="13564.8045560646" calcext:value-type="float">
            <text:p>13564.8045560646</text:p>
          </table:table-cell>
          <table:table-cell office:value-type="float" office:value="0.167133291331862" calcext:value-type="float">
            <text:p>0.16713329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icius </meta:initial-creator>
    <meta:creation-date>2016-06-07T23:45:17.611142787</meta:creation-date>
    <dc:date>2016-06-07T23:52:53.484499302</dc:date>
    <dc:creator>Vinicius </dc:creator>
    <meta:editing-duration>PT6M49S</meta:editing-duration>
    <meta:editing-cycles>2</meta:editing-cycles>
    <meta:generator>LibreOffice/4.2.8.2$Linux_X86_64 LibreOffice_project/420m0$Build-2</meta:generator>
    <meta:document-statistic meta:table-count="1" meta:cell-count="265" meta:object-count="0"/>
  </office:meta>
</office:document-meta>
</file>